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694in" fo:margin-bottom="0.0694in"/>
      <style:text-properties style:font-name="Times New Roman" fo:font-size="24.0pt"/>
    </style:style>
    <style:style style:name="P2" style:family="paragraph" style:parent-style-name="Standard">
      <style:paragraph-properties fo:margin-top="0.0694in" fo:margin-bottom="0.0694in"/>
      <style:text-properties style:font-name="Times New Roman" fo:font-size="12.0pt"/>
    </style:style>
    <style:style style:name="P3" style:family="paragraph" style:parent-style-name="Standard">
      <style:paragraph-properties fo:margin-bottom="0.1111in" fo:line-height="106%"/>
      <style:text-properties style:font-name="Times" fo:font-size="11.0pt"/>
    </style:style>
    <style:style style:name="P4" style:family="paragraph" style:parent-style-name="Standard">
      <style:paragraph-properties fo:margin-top="0.0694in" fo:margin-bottom="0.0694in"/>
      <style:text-properties style:font-name="Times New Roman" fo:font-size="18.0pt"/>
    </style:style>
    <style:style style:name="P5" style:family="paragraph" style:parent-style-name="Standard">
      <style:paragraph-properties fo:margin-top="0.0694in" fo:margin-bottom="0.06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6" style:family="paragraph" style:parent-style-name="Standard">
      <style:paragraph-properties fo:margin-top="0.0694in" fo:margin-bottom="0.069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/>
    </style:style>
    <style:style style:name="P7" style:family="paragraph" style:parent-style-name="Standard">
      <style:paragraph-properties fo:margin-top="0.0694in" fo:margin-bottom="0.0694in"/>
      <style:text-properties style:font-name="Times New Roman" fo:font-size="13.5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Apple Color Emoji" fo:letter-spacing="0.0000in"/>
    </style:style>
    <style:style style:name="T3" style:family="text">
      <style:text-properties fo:letter-spacing="0.0000in"/>
    </style:style>
    <style:style style:name="T4" style:family="text">
      <style:text-properties fo:font-weight="bold" fo:font-weight-asian="bold" fo:font-weight-complex="bold" fo:letter-spacing="0.0000in"/>
    </style:style>
    <style:style style:name="T5" style:family="text">
      <style:text-properties fo:font-style="italic" fo:font-style-asian="italic" fo:font-style-complex="italic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  <text:list-level-style-bullet text:level="2" text:bullet-char="o">
        <style:list-level-properties text:space-before="0.50in" text:min-label-width="0.25in"/>
      </text:list-level-style-bullet>
    </text:list-style>
    <text:list-style style:name="L2">
      <text:list-level-style-bullet text:level="1" text:bullet-char="">
        <style:list-level-properties text:space-before="0.25in" text:min-label-width="0.25in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ext:p text:style-name="P1"><text:span text:style-name="T1">CATA GUIADA FINAL – DEL ANÁLISIS AL DISFRUTE</text:span></text:p>
      <text:p text:style-name="P2"><text:span text:style-name="T2">💬</text:span><text:span text:style-name="T3"><text:s/>“El vino perfecto no existe… pero sí el momento perfecto para beberlo.”</text:span></text:p>
      <text:p text:style-name="P3"/>
      <text:p text:style-name="P4"><text:span text:style-name="T1"><text:s text:c="2"/>1 – Introducción: De la teoría a la práctica</text:span></text:p>
      <text:p text:style-name="P2"><text:span text:style-name="T3">La cata final es la culminación de todas las lecciones anteriores:</text:span></text:p>
      <text:list text:style-name="L1">
        <text:list-item>
          <text:p text:style-name="P5"><text:span text:style-name="T3">Combina </text:span><text:span text:style-name="T4">conocimiento teórico, análisis sensorial y placer subjetivo</text:span><text:span text:style-name="T3">.</text:span></text:p>
        </text:list-item>
        <text:list-item>
          <text:p text:style-name="P5"><text:span text:style-name="T3">Permite aplicar lo aprendido sobre:</text:span></text:p>
          <text:list>
            <text:list-item>
              <text:p text:style-name="P6"><text:span text:style-name="T3">Tipos de vino</text:span></text:p>
            </text:list-item>
            <text:list-item>
              <text:p text:style-name="P6"><text:span text:style-name="T3">Variedades y estilos</text:span></text:p>
            </text:list-item>
            <text:list-item>
              <text:p text:style-name="P6"><text:span text:style-name="T3">Maridaje</text:span></text:p>
            </text:list-item>
            <text:list-item>
              <text:p text:style-name="P6"><text:span text:style-name="T3">Temperatura y servicio</text:span></text:p>
            </text:list-item>
            <text:list-item>
              <text:p text:style-name="P6"><text:span text:style-name="T3">Copas y presentación</text:span></text:p>
            </text:list-item>
          </text:list>
        </text:list-item>
      </text:list>
      <text:p text:style-name="P2"><text:span text:style-name="T2">🌟</text:span><text:span text:style-name="T3"><text:s/></text:span><text:span text:style-name="T5">Catar un vino es un viaje: desde la vista hasta el recuerdo que deja en el paladar.</text:span></text:p>
      <text:p text:style-name="P3"/>
      <text:p text:style-name="P4"><text:span text:style-name="T1"><text:s text:c="2"/>2 – Curiosidad: El poder de los sentidos</text:span></text:p>
      <text:list text:style-name="L2">
        <text:list-item>
          <text:p text:style-name="P5"><text:span text:style-name="T3">La cata involucra </text:span><text:span text:style-name="T4">vista, olfato y gusto</text:span><text:span text:style-name="T3">, y también puede potenciarse con música y ambiente.</text:span></text:p>
        </text:list-item>
        <text:list-item>
          <text:p text:style-name="P5"><text:span text:style-name="T3">Estudios muestran que </text:span><text:span text:style-name="T4">la música influye en la percepción del sabor y la complejidad</text:span><text:span text:style-name="T3"><text:s/>del vino.</text:span></text:p>
        </text:list-item>
        <text:list-item>
          <text:p text:style-name="P5"><text:span text:style-name="T3">Combinar maridajes adecuados con estímulos sensoriales externos mejora la </text:span><text:span text:style-name="T4">experiencia global</text:span><text:span text:style-name="T3">.</text:span></text:p>
        </text:list-item>
      </text:list>
      <text:p text:style-name="P2"><text:span text:style-name="T2">🍇</text:span><text:span text:style-name="T3"><text:s/></text:span><text:span text:style-name="T5">El vino no solo se analiza: se siente, se escucha y se comparte.</text:span></text:p>
      <text:p text:style-name="P3"/>
      <text:p text:style-name="P4"><text:span text:style-name="T1"><text:s text:c="2"/>3 – Enseñanza práctica: Paso a paso de la cata</text:span></text:p>
      <text:p text:style-name="P7"><text:span text:style-name="T1">1. Vista</text:span></text:p>
      <text:list text:style-name="L2">
        <text:list-item>
          <text:p text:style-name="P5"><text:span text:style-name="T3">Observa </text:span><text:span text:style-name="T4">color, intensidad y brillo</text:span><text:span text:style-name="T3">.</text:span></text:p>
        </text:list-item>
        <text:list-item>
          <text:p text:style-name="P5"><text:span text:style-name="T3">Nota si es </text:span><text:span text:style-name="T4">claro, turbio o profundo</text:span><text:span text:style-name="T3">, y si refleja juventud o madurez.</text:span></text:p>
        </text:list-item>
        <text:list-item>
          <text:p text:style-name="P5"><text:span text:style-name="T3">Evalúa la </text:span><text:span text:style-name="T4">densidad o “lágrimas”</text:span><text:span text:style-name="T3"><text:s/>en la copa: indican alcohol y glicerina.</text:span></text:p>
        </text:list-item>
      </text:list>
      <text:p text:style-name="P7"><text:span text:style-name="T1">2. Olfato</text:span></text:p>
      <text:list text:style-name="L2">
        <text:list-item>
          <text:p text:style-name="P5"><text:span text:style-name="T3">Gira la copa suavemente y </text:span><text:span text:style-name="T4">respira los aromas</text:span><text:span text:style-name="T3">.</text:span></text:p>
        </text:list-item>
        <text:list-item>
          <text:p text:style-name="P5"><text:span text:style-name="T3">Identifica </text:span><text:span text:style-name="T4">aromas primarios</text:span><text:span text:style-name="T3"><text:s/>(fruta, flores), </text:span><text:span text:style-name="T4">secundarios</text:span><text:span text:style-name="T3"><text:s/>(fermentación) y </text:span><text:span text:style-name="T4">terciarios</text:span><text:span text:style-name="T3"><text:s/>(crianza en barrica, envejecimiento).</text:span></text:p>
        </text:list-item>
        <text:list-item>
          <text:p text:style-name="P5"><text:span text:style-name="T3">Compara aromas según tipo de vino: tinto, blanco, rosado, espumoso o dulce.</text:span></text:p>
        </text:list-item>
      </text:list>
      <text:p text:style-name="P7"><text:span text:style-name="T1">3. Gusto</text:span></text:p>
      <text:list text:style-name="L1">
        <text:list-item>
          <text:p text:style-name="P5"><text:span text:style-name="T3">Toma un sorbo y deja que el vino cubra toda la boca.</text:span></text:p>
        </text:list-item>
        <text:list-item>
          <text:p text:style-name="P5"><text:span text:style-name="T3">Detecta:</text:span></text:p>
          <text:list>
            <text:list-item>
              <text:p text:style-name="P6"><text:span text:style-name="T1"/><text:span text:style-name="T4">Acidez</text:span><text:span text:style-name="T3">: frescura y vivacidad</text:span></text:p>
            </text:list-item>
            <text:list-item>
              <text:p text:style-name="P6"><text:span text:style-name="T1"/><text:span text:style-name="T4">Taninos</text:span><text:span text:style-name="T3">: estructura y sensación táctil (en tintos)</text:span></text:p>
            </text:list-item>
            <text:list-item>
              <text:p text:style-name="P6"><text:span text:style-name="T1"/><text:span text:style-name="T4">Cuerpo</text:span><text:span text:style-name="T3">: sensación de densidad y peso</text:span></text:p>
            </text:list-item>
            <text:list-item>
              <text:p text:style-name="P6"><text:span text:style-name="T1"/><text:span text:style-name="T4">Persistencia</text:span><text:span text:style-name="T3">: duración de los sabores después del trago</text:span></text:p>
            </text:list-item>
          </text:list>
        </text:list-item>
      </text:list>
      <text:p text:style-name="P7"><text:span text:style-name="T1">4. Maridaje y música</text:span></text:p>
      <text:list text:style-name="L2">
        <text:list-item>
          <text:p text:style-name="P5"><text:span text:style-name="T3">Prueba el mismo vino con un alimento sugerido (queso, frutos secos, chocolate, ceviche).</text:span></text:p>
        </text:list-item>
        <text:list-item>
          <text:p text:style-name="P5"><text:span text:style-name="T3">Añade música recomendada para cada estilo: clásica, jazz, pop o electrónica.</text:span></text:p>
        </text:list-item>
        <text:list-item>
          <text:p text:style-name="P5"><text:span text:style-name="T3">Observa cómo </text:span><text:span text:style-name="T4">el aroma, sabor y sensación cambian según estímulo externo</text:span><text:span text:style-name="T3">.</text:span></text:p>
        </text:list-item>
      </text:list>
      <text:p text:style-name="P7"><text:span text:style-name="T1">5. Registro de notas</text:span></text:p>
      <text:list text:style-name="L2">
        <text:list-item>
          <text:p text:style-name="P5"><text:span text:style-name="T3">Anota tus </text:span><text:span text:style-name="T4">impresiones visuales, olfativas y gustativas</text:span><text:span text:style-name="T3">.</text:span></text:p>
        </text:list-item>
        <text:list-item>
          <text:p text:style-name="P5"><text:span text:style-name="T3">Registra combinaciones de maridaje, música y temperatura que más disfrutes.</text:span></text:p>
        </text:list-item>
        <text:list-item>
          <text:p text:style-name="P5"><text:span text:style-name="T3">Esto crea un </text:span><text:span text:style-name="T4">diario personal de cata</text:span><text:span text:style-name="T3">, útil para futuras elecciones.</text:span></text:p>
        </text:list-item>
      </text:list>
      <text:p text:style-name="P3"/>
      <text:p text:style-name="P4"><text:span text:style-name="T1"><text:s text:c="2"/>4 – Experiencia sensorial: actividad práctica</text:span></text:p>
      <text:p text:style-name="P2"><text:span text:style-name="T2">🎶</text:span><text:span text:style-name="T3"><text:s/></text:span><text:span text:style-name="T4">Música sugerida:</text:span><text:span text:style-name="T3"><text:s/>playlist variada según tipo de vino<text:line-break/></text:span><text:span text:style-name="T2">🍷</text:span><text:span text:style-name="T3"><text:s/></text:span><text:span text:style-name="T4">Vinos sugeridos:</text:span><text:span text:style-name="T3"><text:s/>un tinto de crianza, un blanco fresco, un rosado y un espumoso<text:line-break/></text:span><text:span text:style-name="T2">🍽</text:span><text:span text:style-name="T3"><text:s/></text:span><text:span text:style-name="T4">Maridaje:</text:span><text:span text:style-name="T3"><text:s/>queso curado, pescado, ensalada y postre ligero</text:span></text:p>
      <text:p text:style-name="P2"><text:span text:style-name="T4">Actividad paso a paso:</text:span></text:p>
      <text:list text:style-name="L3">
        <text:list-item>
          <text:p text:style-name="P5"><text:span text:style-name="T3">Selecciona el vino y la copa correcta según estilo.</text:span></text:p>
        </text:list-item>
        <text:list-item>
          <text:p text:style-name="P5"><text:span text:style-name="T3">Aplica las fases de cata: vista, olfato y gusto.</text:span></text:p>
        </text:list-item>
        <text:list-item>
          <text:p text:style-name="P5"><text:span text:style-name="T3">Prueba con el maridaje y escucha música.</text:span></text:p>
        </text:list-item>
        <text:list-item>
          <text:p text:style-name="P5"><text:span text:style-name="T3">Anota observaciones sobre cómo cambian aromas, sabores y sensación en boca.</text:span></text:p>
        </text:list-item>
        <text:list-item>
          <text:p text:style-name="P5"><text:span text:style-name="T3">Repite con los distintos vinos para </text:span><text:span text:style-name="T4">comparar y contrastar</text:span><text:span text:style-name="T3">.</text:span></text:p>
        </text:list-item>
      </text:list>
      <text:p text:style-name="P2"><text:span text:style-name="T2">🌟</text:span><text:span text:style-name="T3"><text:s/></text:span><text:span text:style-name="T5">El objetivo es aprender a disfrutar y analizar de manera consciente, combinando todos los conocimientos adquiridos.</text:span></text:p>
      <text:p text:style-name="P3"/>
      <text:p text:style-name="P4"><text:span text:style-name="T1">6 – Conclusión</text:span></text:p>
      <text:p text:style-name="P2"><text:span text:style-name="T3">“El vino perfecto no existe… pero sí el momento perfecto para beberlo.”</text:span></text:p>
      <text:list text:style-name="L2">
        <text:list-item>
          <text:p text:style-name="P5"><text:span text:style-name="T3">La cata final integra </text:span><text:span text:style-name="T4">conocimiento, análisis y disfrute</text:span><text:span text:style-name="T3">.</text:span></text:p>
        </text:list-item>
        <text:list-item>
          <text:p text:style-name="P5"><text:span text:style-name="T3">Aplicar todo lo aprendido permite </text:span><text:span text:style-name="T4">descubrir matices, maridajes y experiencias sensoriales únicas</text:span><text:span text:style-name="T3">.</text:span></text:p>
        </text:list-item>
        <text:list-item>
          <text:p text:style-name="P5"><text:span text:style-name="T3">El verdadero arte del vino es </text:span><text:span text:style-name="T4">crear momentos memorables</text:span><text:span text:style-name="T3">, combinando técnica y placer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  <meta:initial-creator>SEDASER SOLUCIONES INFORMATICAS</meta:initial-creator>
  </office:meta>
</office:document-meta>
</file>